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Helvetica, sans-serif"/>
    <style:font-face style:name="OpenSymbol" svg:font-family="OpenSymbol"/>
    <style:font-face style:name="Times New Roman1" svg:font-family="'Times New Roman'"/>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Heading_20_3">
      <style:text-properties fo:font-style="normal" style:font-style-asian="normal" style:font-style-complex="normal"/>
    </style:style>
    <style:style style:name="P12" style:family="paragraph" style:parent-style-name="Table_20_Contents">
      <style:text-properties fo:font-size="2pt" style:font-size-asian="2pt" style:font-size-complex="2pt"/>
    </style:style>
    <style:style style:name="P13" style:family="paragraph" style:parent-style-name="Table_20_Contents">
      <style:paragraph-properties fo:margin-left="0in" fo:margin-right="0in" fo:text-indent="0in" style:auto-text-indent="false"/>
      <style:text-properties fo:font-size="2pt" style:font-size-asian="2pt" style:font-size-complex="2pt"/>
    </style:style>
    <style:style style:name="P14" style:family="paragraph" style:parent-style-name="Table_20_Contents">
      <style:paragraph-properties fo:margin-left="0in" fo:margin-right="0in" fo:margin-top="0in" fo:margin-bottom="0in" fo:text-indent="0in" style:auto-text-indent="false" fo:padding="0in" fo:border="none"/>
    </style:style>
    <style:style style:name="P15" style:family="paragraph" style:parent-style-name="Table_20_Heading">
      <style:paragraph-properties fo:margin-left="0in" fo:margin-right="0in" fo:margin-top="0in" fo:margin-bottom="0in" fo:text-indent="0in" style:auto-text-indent="false" fo:padding="0in" fo:border="none"/>
      <style:text-properties style:font-name="inherit" fo:font-size="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text-line-through-style="none" style:text-underline-style="none" style:text-blinking="false"/>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7f0055" fo:font-weight="bold" style:font-weight-asian="bold" style:font-weight-complex="bold"/>
    </style:style>
    <style:style style:name="T8"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9" style:family="text">
      <style:text-properties fo:color="#6a0707" style:font-name="inherit" fo:font-size="9pt" fo:font-weight="bold"/>
    </style:style>
    <style:style style:name="T10" style:family="text">
      <style:text-properties style:font-name="inherit" fo:font-size="9pt"/>
    </style:style>
    <style:style style:name="T11" style:family="text">
      <style:text-properties style:font-name="inherit" fo:font-size="9pt" fo:font-weight="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form:form form:name="f" form:apply-filter="true" form:method="post" form:control-implementation="ooo:com.sun.star.form.component.Form" office:target-frame="" xlink:href="../../../../../../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f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t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7"/>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8"/>
      <text:p text:style-name="P8"><text:span text:style-name="T7">public</text:span><text:span text:style-name="T4"> Map&lt;Long, Node&gt; replaceWithLinkAndGet(Long parentArgID,</text:span></text:p>
      <text:p text:style-name="P9"><text:span text:style-name="T6"><text:tab/><text:tab/><text:tab/>Long linkPropID, Long removePropID) </text:span><text:span text:style-name="T8">throws</text:span><text:span text:style-name="T6"> ServiceException;</text:span></text:p>
      <text:p text:style-name="P10"/>
      <text:p text:style-name="P8"><text:span text:style-name="T7">public</text:span><text:span text:style-name="T4"> Map&lt;Long, Node&gt; getNodesChildren(List&lt;Long&gt; nodeIDs, </text:span><text:span text:style-name="T7">int</text:span><text:span text:style-name="T4"> depth)</text:span></text:p>
      <text:p text:style-name="P9"><text:span text:style-name="T6"><text:tab/><text:tab/><text:tab/></text:span><text:span text:style-name="T8">throws</text:span><text:span text:style-name="T6"> ServiceException;</text:span></text:p>
      <text:p text:style-name="P10"/>
      <text:p text:style-name="P8"><text:span text:style-name="T7">public</text:span><text:span text:style-name="T4"> PartialTrees getUpToDateNodes(Map&lt;Long, DateAndChildIDs&gt; propInfo,</text:span></text:p>
      <text:p text:style-name="P10"><text:tab/><text:tab/><text:tab/>Map&lt;Long, DateAndChildIDs&gt; argInfo);</text:p>
      <text:p text:style-name="P10"/>
      <text:p text:style-name="P10"/>
      <text:p text:style-name="P8"><text:span text:style-name="T7">public</text:span><text:span text:style-name="T4"> PartialTrees getRootProps(</text:span><text:span text:style-name="T7">int</text:span><text:span text:style-name="T4"> depthLimit);</text:span></text:p>
      <text:p text:style-name="P10"/>
      <text:p text:style-name="P8"><text:span text:style-name="T7">public</text:span><text:span text:style-name="T4"> PartialTrees searchProps(String searchString, String searchName,</text:span></text:p>
      <text:p text:style-name="P8"><text:span text:style-name="T4"><text:tab/><text:tab/><text:tab/></text:span><text:span text:style-name="T7">int</text:span><text:span text:style-name="T4"> resultLimit, List&lt;Long&gt; filerNodeIDs) </text:span><text:span text:style-name="T7">throws</text:span><text:span text:style-name="T4"> ServiceException;</text:span></text:p>
      <text:p text:style-name="P8"/>
      <text:p text:style-name="P8"><text:span text:style-name="T7">public</text:span><text:span text:style-name="T4"> PartialTrees continueSearchProps(String searchName)</text:span></text:p>
      <text:p text:style-name="P9"><text:span text:style-name="T6"><text:tab/><text:tab/><text:tab/></text:span><text:span text:style-name="T8">throws</text:span><text:span text:style-name="T6">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11"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5">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serif"/>
    <style:font-face style:name="OpenSymbol" svg:font-family="OpenSymbol"/>
    <style:font-face style:name="Times New Roman1" svg:font-family="'Times New Roman'"/>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Linux OpenOffice.org_project/320m12$Build-9483</meta:generator>
    <dc:date>2010-12-03T12:47:23</dc:date>
    <dc:creator>Isaac Kriegman</dc:creator>
    <meta:editing-duration>PT358H17M38S</meta:editing-duration>
    <meta:editing-cycles>62</meta:editing-cycles>
    <meta:document-statistic meta:table-count="0" meta:image-count="0" meta:object-count="0" meta:page-count="1" meta:paragraph-count="375" meta:word-count="8696" meta:character-count="52059"/>
  </office:meta>
</office:document-meta>
</file>